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a2428" officeooo:paragraph-rsid="001a2428"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officeooo:rsid="001bd20d" officeooo:paragraph-rsid="001bd20d"/>
    </style:style>
    <style:style style:name="P5" style:family="paragraph" style:parent-style-name="Standard">
      <style:text-properties fo:font-weight="normal" officeooo:rsid="001a2428" officeooo:paragraph-rsid="001a2428" style:font-weight-asian="normal" style:font-weight-complex="normal"/>
    </style:style>
    <style:style style:name="P6" style:family="paragraph" style:parent-style-name="Standard">
      <style:text-properties fo:font-weight="normal" officeooo:rsid="001c5b4d" officeooo:paragraph-rsid="001c5b4d" style:font-weight-asian="normal" style:font-weight-complex="normal"/>
    </style:style>
    <style:style style:name="P7" style:family="paragraph" style:parent-style-name="Standard">
      <style:text-properties fo:font-weight="bold" officeooo:rsid="001c5b4d" officeooo:paragraph-rsid="001c5b4d" style:font-weight-asian="bold" style:font-weight-complex="bold"/>
    </style:style>
    <style:style style:name="P8" style:family="paragraph" style:parent-style-name="Standard">
      <style:text-properties officeooo:paragraph-rsid="001c5b4d"/>
    </style:style>
    <style:style style:name="T1" style:family="text">
      <style:text-properties fo:font-weight="bold" style:font-weight-asian="bold" style:font-weight-complex="bold"/>
    </style:style>
    <style:style style:name="T2" style:family="text">
      <style:text-properties fo:font-weight="normal" officeooo:rsid="001c5b4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generates music with user give parameters. Between the user giving input and music generation, the information takes different forms. The Studio class is the QmainWindow (UI) application. It has an instance of the Configuration class, which holds data representing the current state of the UI. It then modifies and organizes the data <text:s/>into a form ready for the music generator, the Composition class, to use. Composition then uses the prepared data to outline the song structure, with various instructions placed throughout for the generation process. This process then runs and outputs a dictionary “music” representing actual sheet music, recorded in Scientific Pitch Notation (Spn). This is converted and handed off to Lilypond, which writes the midi and PDF files, as well as a serialized copy of the “music” dictionary.</text:p>
      <text:p text:style-name="Standard"/>
      <text:p text:style-name="Standard"/>
      <text:p text:style-name="Standard">The technical and creative sides of program have a line of separation in the Configuration object, which <text:s/>reformats the raw user data for technical use before passing it on to Composition.</text:p>
      <text:p text:style-name="Standard"/>
      <text:p text:style-name="Standard"/>
      <text:p text:style-name="Standard">The UI is my first, so many of the widgets were chosen in learning. As of now their selection is uncertain.</text:p>
      <text:p text:style-name="Standard"/>
      <text:p text:style-name="Standard"/>
      <text:p text:style-name="Standard">Update methods read data from the UI and store it in Configuration object</text:p>
      <text:p text:style-name="Standard">Refresh methods read data from Configuration object and load it to the UI</text:p>
      <text:p text:style-name="Standard"/>
      <text:p text:style-name="Standard">For input/display widgets like combo boxes and line entries, where the display value doesn’t need to be updated when the user acts on it, the update need not call a refresh. If it needs to prompt refreshes to associated display widgets, it should not rely on it’s own refresh method to do that (keeps separation).</text:p>
      <text:p text:style-name="Standard"/>
      <text:p text:style-name="Standard">The music is organized into segments, of which only one is currently used. Segments each have a style dictionary which holds all musical style data.</text:p>
      <text:p text:style-name="Standard"/>
      <text:p text:style-name="P2">Rest and Left Weights</text:p>
      <text:p text:style-name="P2"/>
      <text:p text:style-name="P5">The best option for the user would probably be the option to either set each rest and left weight individually, or toggle a modifier, which would weigh more for long durations. UI would need to accommodate all these weights.</text:p>
      <text:p text:style-name="P5"/>
      <text:p text:style-name="P6">Factors affecting weights:</text:p>
      <text:p text:style-name="P6"><text:tab/>snapping</text:p>
      <text:p text:style-name="P6"><text:tab/>left hand skewer</text:p>
      <text:p text:style-name="P6"><text:tab/>duration tally, to </text:p>
      <text:p text:style-name="P5"/>
      <text:p text:style-name="P7">Snapping</text:p>
      <text:p text:style-name="P7"/>
      <text:p text:style-name="P8"><text:span text:style-name="T2">A segment-wide “snapping” preference,</text:span></text:p>
      <text:p text:style-name="P8"><text:span text:style-name="T2"/></text:p>
      <text:p text:style-name="P7">Duration Tally</text:p>
      <text:p text:style-name="P7"/>
      <text:p text:style-name="P6">Duration tally will affect weights, to prevent departure from intended weight proportions by forced duration assignment for things like <text:span text:style-name="T1">snapping</text:span>.</text:p>
      <text:p text:style-name="P7"/>
      <text:p text:style-name="P8"><text:soft-page-break/><text:span text:style-name="T2"/></text:p>
      <text:p text:style-name="P1">Notesheet</text:p>
      <text:p text:style-name="P3"/>
      <text:p text:style-name="P3">A comprehensive notesheet for each segment, the first being created in Configuration constructor for the default segment, and each additional segment having one created for it, could be the data structure that holds all note data – all weights, and timesig dependent duration values. Data could be extracted and refined as needed, such as for weights. <text:span text:style-name="T1">However</text:span>, for now I'm going to implement weights in a less elegant way to get it off the ground.</text:p>
      <text:p text:style-name="Standard"/>
      <text:p text:style-name="Standard">Entries in the Configuration object’s style dictionary have names that mirror their corresponding UI element. This will allow them to refer to each other without expanding data structures to bind them, and it is appropriate as the configuration object’s purpose is to track the current UI state. Going into Composition, there seems no reason to stop using string values representing note types to tie the data structures together.</text:p>
      <text:p text:style-name="Standard"/>
      <text:p text:style-name="Standard"/>
      <text:p text:style-name="Standard">The creative goal is to give users a maximum resolution of control while favoring nondeterministic generation mechanisms over deterministic ones. In other words not attempting to force outcomes.</text:p>
      <text:p text:style-name="Standard"/>
      <text:p text:style-name="Standard"/>
      <text:p text:style-name="Standard">Fill Measure</text:p>
      <text:p text:style-name="Standard">track playing notes or durations? Durations seems good to track ties, etc,</text:p>
      <text:p text:style-name="Standard">This may be good to replace with threaded right and left methods to better organize the process of left and right hand coordination. </text:p>
      <text:p text:style-name="Standard"/>
      <text:p text:style-name="Standard"/>
      <text:p text:style-name="Standard">Increment</text:p>
      <text:p text:style-name="Standard">Should increment always be a sixty-fourth note? If there is no sixty-fourth, and no thirty-second, I see no possible scenario when a sixty-fourth duration would be needed, so the loop’s total iteration count could be halved or more by using larger increments.</text:p>
      <text:p text:style-name="Standard">On the other hand, could there be other musical patterns that don’t – Leaving it a sixty fourth for now since I don’t know</text:p>
      <text:p text:style-name="Standard"/>
      <text:p text:style-name="Standard">Live Durations</text:p>
      <text:p text:style-name="Standard">Durations can use multiple tied notes to complete. Should notes be components of duration lists within live_durations? Perhaps with an identifier in the note dict to show it is tied back or forth. live_durations will remain a list to accommodate harmonics. Making live_durations a dict and adding start positions could be used later for generation functionality.</text:p>
      <text:p text:style-name="Standard"/>
      <text:p text:style-name="Standard"/>
      <text:p text:style-name="P4">Not hard and fast by musical law, but composer preference. The composer will beam in the divisions he prefers.</text:p>
      <text:p text:style-name="Standard"/>
      <text:p text:style-name="Standard">Atonal Notation</text:p>
      <text:p text:style-name="Standard">Sharp or flat notations? Use weights?</text:p>
      <text:p text:style-name="Standard"/>
      <text:p text:style-name="Standard"/>
      <text:p text:style-name="Standard">*** develop position format, to indicate exact point in segment, measure, et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8T13:42:59.283000000</meta:creation-date>
    <dc:date>2021-07-27T15:39:51.968000000</dc:date>
    <meta:editing-duration>PT8H32M7S</meta:editing-duration>
    <meta:editing-cycles>29</meta:editing-cycles>
    <meta:generator>LibreOffice/7.1.2.2$Windows_X86_64 LibreOffice_project/8a45595d069ef5570103caea1b71cc9d82b2aae4</meta:generator>
    <meta:document-statistic meta:table-count="0" meta:image-count="0" meta:object-count="0" meta:page-count="2" meta:paragraph-count="33" meta:word-count="739" meta:character-count="4559" meta:non-whitespace-character-count="3844"/>
  </office:meta>
</office:document-meta>
</file>